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ila tcp ip</text:p>
      <text:p text:style-name="Standard"/>
      <text:p text:style-name="Standard">aplicación</text:p>
      <text:p text:style-name="Standard">transporte “puerto” tcp 80% udp 10%</text:p>
      <text:p text:style-name="Standard">red o internet IP</text:p>
      <text:p text:style-name="Standard">enlace LLC <text:s/>“acceso al medio”</text:p>
      <text:p text:style-name="Standard">fisica MAC 6 bytes 66:1C:_:_:_:_</text:p>
      <text:p text:style-name="Standard"/>
      <text:p text:style-name="Standard">mac y utilidad ip</text:p>
      <text:p text:style-name="Standard">ip para clasificar y agrupar asi no hace falta que me aprenda todas las mac ya que no es viable</text:p>
      <text:p text:style-name="Standard"/>
      <text:p text:style-name="Standard"/>
      <text:p text:style-name="Standard">ip 32 bits</text:p>
      <text:p text:style-name="Standard"/>
      <text:p text:style-name="Standard">nombre de la red y broadcat 4-2</text:p>
      <text:p text:style-name="Standard">mascara de red 32 bits todo a 1</text:p>
      <text:p text:style-name="Standard">para que sea de mi red 192.168.1.20 2⁸ – 2 = 254 host </text:p>
      <text:p text:style-name="Standard">con mascara 255.255.255.0 para que sea de mi red 192.168.1 tiene que ser igual</text:p>
      <text:p text:style-name="Standard"/>
      <text:p text:style-name="Standard">dispositivos nivel 2: MAC</text:p>
      <text:p text:style-name="Standard"><text:tab/><text:tab/>nivel 3: IP</text:p>
      <text:p text:style-name="Standard"/>
      <text:p text:style-name="Standard">el switch solo se fija en la mac, y el router es de nivel 3 porque si mira la ip</text:p>
      <text:p text:style-name="Standard"/>
      <text:p text:style-name="Standard">las vlan aislan</text:p>
      <text:p text:style-name="Standard">puerta de enlace: todo lo que no sea de tu red <text:s/>va por aqui</text:p>
      <text:p text:style-name="Standard"/>
      <text:p text:style-name="Standard">EN la capa de enlace se le ha puesto tradicionalmente una subcapa llamada capa de acceso al medio</text:p>
      <text:p text:style-name="Standard">CSMA/CD Detección de colisiones (no se usa ya que “ya no van 2 cables”) Ethernet</text:p>
      <text:p text:style-name="Standard">CSMA/CA Evitar colisiones (wifi) Inalámbrico</text:p>
      <text:p text:style-name="Standard"><text:tab/>RTS Request to send ¿Puedo enviar?</text:p>
      <text:p text:style-name="Standard"><text:tab/>CTS Clear to send (tiempo→ NAV) tiempo de espera</text:p>
      <text:p text:style-name="Standard"/>
      <text:p text:style-name="Standard">Half Duplex: uno habla y otra escucha. No hablar y escuchar a la vez</text:p>
      <text:p text:style-name="Standard">Full Duplex</text:p>
      <text:p text:style-name="Standard"/>
      <text:p text:style-name="Standard">https://www.ionos.es/digitalguide/servidores/know-how/csmaca-protocolo-de-acceso-al-medio-para-redes-inalambrica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5T10:28:02.792873621</meta:creation-date>
    <dc:date>2021-09-15T12:09:03.455367859</dc:date>
    <meta:editing-duration>PT17M1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207" meta:character-count="1140" meta:non-whitespace-character-count="952"/>
  </office:meta>
</office:document-meta>
</file>